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29" table:style-name="ce1">
            <text:p>29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73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table:number-columns-repeated="16373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 table:style-name="ce2"/>
          <table:table-cell table:number-columns-repeated="16373" table:style-name="ce1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Sergey</meta:initial-creator>
    <dc:creator>Иван Шабрашин</dc:creator>
    <meta:creation-date>2020-08-20T06:56:28Z</meta:creation-date>
    <dc:date>2021-04-13T14:44:37Z</dc:date>
  </office:meta>
</office:document-meta>
</file>